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4.5701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Heading">
      <style:text-properties fo:font-size="14pt" style:font-size-asian="14pt" style:font-size-complex="14pt"/>
    </style:style>
    <style:style style:name="P2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rial Balance</text:h>
      <text:p text:style-name="P3">Company: <text:text-input text:description="">company.name</text:text-input></text:p>
      <text:p text:style-name="P3">Currency: <text:text-input text:description="">company.currency.name</text:text-input></text:p>
      <text:p text:style-name="P3">Date: <text:text-input text:description="">formatLang(time.strftime('%Y-%m-%d'), date=True)</text:text-input> at <text:text-input text:description="">time.strftime('%H:%M:%S')</text:text-input></text:p>
      <text:p text:style-name="P3">From Period: <text:text-input text:description="">start_period.name</text:text-input></text:p>
      <text:p text:style-name="P3">To Period: <text:text-input text:description="">end_period.name</text:text-input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1">Account</text:p>
            </table:table-cell>
            <table:table-cell table:style-name="Table1.A1" office:value-type="string">
              <text:p text:style-name="P1">Debit</text:p>
            </table:table-cell>
            <table:table-cell table:style-name="Table1.C1" office:value-type="string">
              <text:p text:style-name="P1">Credit</text:p>
            </table:table-cell>
          </table:table-row>
        </table:table-header-rows>
        <table:table-row>
          <table:table-cell table:style-name="Table1.A2" office:value-type="string">
            <text:p text:style-name="P5"><text:text-input text:description="">RepeatIn(accounts, 'account')</text:text-input><text:text-input text:description="">account.code and account.code + ' ' or ''</text:text-input><text:text-input text:description="">account.name</text:text-input></text:p>
          </table:table-cell>
          <table:table-cell table:style-name="Table1.A2" office:value-type="string">
            <text:p text:style-name="P6"><text:text-input text:description="">formatLang(account.debit, digits)</text:text-input></text:p>
          </table:table-cell>
          <table:table-cell table:style-name="Table1.C2" office:value-type="string">
            <text:p text:style-name="P6"><text:text-input text:description="">formatLang(account.credit, digits)</text:text-input></text:p>
          </table:table-cell>
        </table:table-row>
        <table:table-row>
          <table:table-cell table:style-name="Table1.A3" office:value-type="string">
            <text:p text:style-name="P2">Total</text:p>
          </table:table-cell>
          <table:table-cell table:style-name="Table1.A3" office:value-type="string">
            <text:p text:style-name="P6"><text:text-input text:description="">formatLang(sum(accounts, 'debit'), digits)</text:text-input></text:p>
          </table:table-cell>
          <table:table-cell table:style-name="Table1.C3" office:value-type="string">
            <text:p text:style-name="P6"><text:text-input text:description="">formatLang(sum(accounts, 'credit'), digits)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4-01T15:59:35</meta:creation-date>
    <dc:date>2008-04-01T16:17:36</dc:date>
    <meta:editing-cycles>11</meta:editing-cycles>
    <meta:editing-duration>PT18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4" meta:character-count="102"/>
  </office:meta>
</office:document-meta>
</file>